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2dd" officeooo:paragraph-rsid="0017a2dd"/>
    </style:style>
    <style:style style:name="P2" style:family="paragraph" style:parent-style-name="Standard">
      <style:text-properties fo:color="#ff0000" loext:opacity="100%" officeooo:rsid="0017a2dd" officeooo:paragraph-rsid="0017a2dd"/>
    </style:style>
    <style:style style:name="P3" style:family="paragraph" style:parent-style-name="Standard">
      <style:text-properties fo:color="#ff0000" loext:opacity="100%" officeooo:rsid="00181886" officeooo:paragraph-rsid="00181886"/>
    </style:style>
    <style:style style:name="P4" style:family="paragraph" style:parent-style-name="Standard">
      <style:text-properties officeooo:rsid="00181886" officeooo:paragraph-rsid="00181886"/>
    </style:style>
    <style:style style:name="T1" style:family="text">
      <style:text-properties officeooo:rsid="00185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RU1:</text:p>
      <text:p text:style-name="P1">1 ile 100 arasında bulunan sayılardan 3’e veya 5’ tam bölünen sayıları listeleyen programın akış şeması ve algoritmasını çiziniz</text:p>
      <text:p text:style-name="P1"/>
      <text:p text:style-name="P3">SORU2:</text:p>
      <text:p text:style-name="P4">Klavyeden girilen sayının birler basamağını gösteren programın kaba kodunu ve akış şemasını oluşturun</text:p>
      <text:p text:style-name="P4"/>
      <text:p text:style-name="P4"><text:tab/>1) Başla</text:p>
      <text:p text:style-name="P4"><text:tab/>2) Dışarıdan sayı gir <text:span text:style-name="T1">(N)</text:span></text:p>
      <text:p text:style-name="P4"><text:tab/>3) Birler= sayı mod 10</text:p>
      <text:p text:style-name="P4"><text:tab/>4) Yazdır birler</text:p>
      <text:p text:style-name="P4"><text:tab/>5) S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22:10:38.952000000</meta:creation-date>
    <dc:date>2021-10-09T22:35:30.315000000</dc:date>
    <meta:editing-duration>PT14M40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9" meta:word-count="51" meta:character-count="323" meta:non-whitespace-character-count="276"/>
  </office:meta>
</office:document-meta>
</file>